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onospace" svg:font-family="monospace"/>
    <style:font-face style:name="Courier New" svg:font-family="'Courier New'" style:font-family-generic="modern"/>
    <style:font-face style:name="MS Mincho" svg:font-family="'MS Mincho', 'ＭＳ 明朝'" style:font-family-generic="modern"/>
    <style:font-face style:name="Nimbus Mono" svg:font-family="'Nimbus Mono'" style:font-family-generic="modern"/>
    <style:font-face style:name="Noto Sans Devanagari3" svg:font-family="'Noto Sans Devanagari'" style:font-family-generic="modern"/>
    <style:font-face style:name="Times new Roman" svg:font-family="'Times new Roman'" style:font-family-generic="roman"/>
    <style:font-face style:name="Noto Sans Devanagari1" svg:font-family="'Noto Sans Devanagari'" style:font-family-generic="swiss"/>
    <style:font-face style:name="Nimbus Sans L2" svg:font-family="'Nimbus Sans L', Arial" style:font-pitch="variable"/>
    <style:font-face style:name="Noto Sans Devanagari2" svg:font-family="'Noto Sans Devanagari'"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8.59cm" table:align="center" style:writing-mode="lr-tb"/>
    </style:style>
    <style:style style:name="Table1.A" style:family="table-column">
      <style:table-column-properties style:column-width="1.27cm"/>
    </style:style>
    <style:style style:name="Table1.B" style:family="table-column">
      <style:table-column-properties style:column-width="4.128cm"/>
    </style:style>
    <style:style style:name="Table1.C" style:family="table-column">
      <style:table-column-properties style:column-width="1.588cm"/>
    </style:style>
    <style:style style:name="Table1.D" style:family="table-column">
      <style:table-column-properties style:column-width="1.605cm"/>
    </style:style>
    <style:style style:name="Table1.1" style:family="table-row">
      <style:table-row-properties style:min-row-height="0.423cm" fo:keep-together="always"/>
    </style:style>
    <style:style style:name="Table1.A1" style:family="table-cell">
      <style:table-cell-properties style:vertical-align="middle" fo:padding-left="0.191cm" fo:padding-right="0.191cm" fo:padding-top="0cm" fo:padding-bottom="0cm" fo:border-left="0.25pt solid #000000" fo:border-right="none" fo:border-top="0.25pt solid #000000" fo:border-bottom="0.25pt solid #000000" style:writing-mode="lr-tb"/>
    </style:style>
    <style:style style:name="Table1.B1" style:family="table-cell">
      <style:table-cell-properties style:vertical-align="middle" fo:padding-left="0.191cm" fo:padding-right="0.191cm" fo:padding-top="0cm" fo:padding-bottom="0cm" fo:border="0.25pt solid #000000" style:writing-mode="lr-tb"/>
    </style:style>
    <style:style style:name="Table1.A2" style:family="table-cell">
      <style:table-cell-properties style:vertical-align="top" fo:padding-left="0.191cm" fo:padding-right="0.191cm" fo:padding-top="0cm" fo:padding-bottom="0cm" fo:border-left="0.25pt solid #000000" fo:border-right="none" fo:border-top="0.25pt solid #000000" fo:border-bottom="0.25pt solid #000000" style:writing-mode="lr-tb"/>
    </style:style>
    <style:style style:name="Table1.3" style:family="table-row">
      <style:table-row-properties style:min-row-height="0.564cm"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style:snap-to-layout-grid="false"/>
      <style:text-properties fo:font-size="8pt" fo:language="pt" fo:country="BR" style:font-size-asian="8pt" style:font-size-complex="8pt"/>
    </style:style>
    <style:style style:name="P3" style:family="paragraph" style:parent-style-name="Standard">
      <style:text-properties fo:language="pt" fo:country="BR" style:font-name-asian="MS Mincho"/>
    </style:style>
    <style:style style:name="P4" style:family="paragraph" style:parent-style-name="Standard">
      <style:paragraph-properties fo:text-align="justify" style:justify-single-word="false"/>
      <style:text-properties fo:language="pt" fo:country="BR"/>
    </style:style>
    <style:style style:name="P5" style:family="paragraph" style:parent-style-name="Standard" style:list-style-name="">
      <style:text-properties fo:language="pt" fo:country="BR"/>
    </style:style>
    <style:style style:name="P6" style:family="paragraph" style:parent-style-name="Standard">
      <style:paragraph-properties fo:margin-left="0cm" fo:margin-right="0cm" fo:text-align="justify" style:justify-single-word="false" fo:text-indent="0cm" style:auto-text-indent="false"/>
      <style:text-properties style:font-name="Times new Roman" fo:language="pt" fo:country="BR" fo:font-style="normal" officeooo:rsid="000901fa" officeooo:paragraph-rsid="000901fa" style:font-style-asian="normal" style:font-style-complex="normal"/>
    </style:style>
    <style:style style:name="P7" style:family="paragraph" style:parent-style-name="Standard">
      <style:paragraph-properties fo:margin-left="2.501cm" fo:margin-right="0cm" fo:text-align="start" style:justify-single-word="false" fo:text-indent="0cm" style:auto-text-indent="false"/>
      <style:text-properties fo:language="pt" fo:country="BR" officeooo:paragraph-rsid="00070557"/>
    </style:style>
    <style:style style:name="P8" style:family="paragraph" style:parent-style-name="Text_20_body">
      <style:text-properties fo:language="pt" fo:country="BR"/>
    </style:style>
    <style:style style:name="P9" style:family="paragraph" style:parent-style-name="Text_20_body">
      <style:paragraph-properties fo:margin-top="0cm" fo:margin-bottom="0.212cm" loext:contextual-spacing="false" fo:line-height="95%" fo:text-align="justify" style:justify-single-word="false"/>
      <style:text-properties fo:language="pt" fo:country="BR"/>
    </style:style>
    <style:style style:name="P10" style:family="paragraph" style:parent-style-name="paper_20_title" style:master-page-name="Standard">
      <style:paragraph-properties style:page-number="auto"/>
      <style:text-properties fo:language="pt" fo:country="BR" style:font-name-asian="MS Mincho"/>
    </style:style>
    <style:style style:name="P11" style:family="paragraph" style:parent-style-name="Heading_20_5">
      <style:text-properties fo:language="pt" fo:country="BR"/>
    </style:style>
    <style:style style:name="P12" style:family="paragraph" style:parent-style-name="Heading_20_5">
      <style:text-properties fo:language="pt" fo:country="BR" style:font-name-asian="MS Mincho"/>
    </style:style>
    <style:style style:name="P13" style:family="paragraph" style:parent-style-name="Abstract">
      <style:text-properties fo:language="pt" fo:country="BR"/>
    </style:style>
    <style:style style:name="P14" style:family="paragraph" style:parent-style-name="Author">
      <style:text-properties fo:language="pt" fo:country="BR" style:font-name-asian="MS Mincho"/>
    </style:style>
    <style:style style:name="P15" style:family="paragraph" style:parent-style-name="key_20_words">
      <style:text-properties fo:language="pt" fo:country="BR" style:font-name-asian="MS Mincho"/>
    </style:style>
    <style:style style:name="P16" style:family="paragraph" style:parent-style-name="paper_20_subtitle">
      <style:text-properties fo:language="pt" fo:country="BR" fo:font-style="italic" fo:font-weight="bold" style:font-name-asian="MS Mincho" style:font-style-asian="italic" style:font-weight-asian="bold" style:font-style-complex="italic" style:font-weight-complex="normal"/>
    </style:style>
    <style:style style:name="P17" style:family="paragraph" style:parent-style-name="references">
      <style:text-properties fo:language="pt" fo:country="BR"/>
    </style:style>
    <style:style style:name="P18" style:family="paragraph" style:parent-style-name="references">
      <style:text-properties fo:language="pt" fo:country="BR" style:font-name-asian="MS Mincho"/>
    </style:style>
    <style:style style:name="P19" style:family="paragraph" style:parent-style-name="Affiliation">
      <style:text-properties fo:language="pt" fo:country="BR" style:font-name-asian="MS Mincho"/>
    </style:style>
    <style:style style:name="P20" style:family="paragraph" style:parent-style-name="Heading_20_1">
      <style:text-properties fo:language="pt" fo:country="BR"/>
    </style:style>
    <style:style style:name="P21" style:family="paragraph" style:parent-style-name="Heading_20_1">
      <style:text-properties fo:language="pt" fo:country="BR" officeooo:rsid="000aced9" officeooo:paragraph-rsid="000aced9"/>
    </style:style>
    <style:style style:name="P22" style:family="paragraph" style:parent-style-name="Heading_20_1">
      <style:text-properties fo:language="pt" fo:country="BR" officeooo:rsid="000b6814" officeooo:paragraph-rsid="000b6814"/>
    </style:style>
    <style:style style:name="P23" style:family="paragraph" style:parent-style-name="Heading_20_2">
      <style:text-properties fo:language="pt" fo:country="BR"/>
    </style:style>
    <style:style style:name="P24" style:family="paragraph" style:parent-style-name="Heading_20_2">
      <style:text-properties officeooo:paragraph-rsid="000aced9"/>
    </style:style>
    <style:style style:name="P25" style:family="paragraph" style:parent-style-name="Heading_20_2">
      <style:text-properties officeooo:rsid="000b6814" officeooo:paragraph-rsid="000b6814"/>
    </style:style>
    <style:style style:name="P26" style:family="paragraph" style:parent-style-name="bullet_20_list">
      <style:text-properties fo:language="pt" fo:country="BR"/>
    </style:style>
    <style:style style:name="P27" style:family="paragraph" style:parent-style-name="equation">
      <style:text-properties fo:language="pt" fo:country="BR"/>
    </style:style>
    <style:style style:name="P28" style:family="paragraph" style:parent-style-name="figure_20_caption">
      <style:text-properties fo:language="pt" fo:country="BR"/>
    </style:style>
    <style:style style:name="P29" style:family="paragraph" style:parent-style-name="table_20_col_20_subhead">
      <style:text-properties fo:language="pt" fo:country="BR"/>
    </style:style>
    <style:style style:name="P30" style:family="paragraph" style:parent-style-name="Heading_20_4">
      <style:text-properties fo:language="pt" fo:country="BR"/>
    </style:style>
    <style:style style:name="P31" style:family="paragraph" style:parent-style-name="Heading_20_4">
      <style:text-properties fo:language="pt" fo:country="BR" fo:font-style="normal" style:font-style-asian="normal"/>
    </style:style>
    <style:style style:name="P32" style:family="paragraph" style:parent-style-name="Heading_20_3">
      <style:text-properties fo:language="pt" fo:country="BR"/>
    </style:style>
    <style:style style:name="P33" style:family="paragraph" style:parent-style-name="table_20_head">
      <style:text-properties fo:letter-spacing="-0.002cm" fo:language="pt" fo:country="BR" style:font-name-asian="MS Mincho" style:language-asian="en" style:country-asian="US"/>
    </style:style>
    <style:style style:name="P34" style:family="paragraph" style:parent-style-name="sponsors">
      <style:paragraph-properties fo:margin-left="0cm" fo:margin-right="0cm" fo:text-indent="0cm" style:auto-text-indent="false"/>
      <style:text-properties fo:language="pt" fo:country="BR"/>
    </style:style>
    <style:style style:name="P35" style:family="paragraph" style:parent-style-name="table_20_col_20_head">
      <style:text-properties fo:language="pt" fo:country="BR"/>
    </style:style>
    <style:style style:name="P36" style:family="paragraph" style:parent-style-name="table_20_copy">
      <style:text-properties fo:language="pt" fo:country="BR"/>
    </style:style>
    <style:style style:name="P37" style:family="paragraph" style:parent-style-name="table_20_footnote">
      <style:text-properties fo:language="pt" fo:country="BR"/>
    </style:style>
    <style:style style:name="P38" style:family="paragraph" style:parent-style-name="table_20_footnote">
      <style:text-properties fo:language="pt" fo:country="BR"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0a5fff" style:font-style-asian="italic" style:font-style-complex="italic"/>
    </style:style>
    <style:style style:name="T3" style:family="text">
      <style:text-properties fo:font-style="italic" officeooo:rsid="0003f972" style:font-style-asian="italic" style:font-style-complex="italic"/>
    </style:style>
    <style:style style:name="T4" style:family="text">
      <style:text-properties fo:font-style="italic" officeooo:rsid="000aced9" style:font-style-asian="italic" style:font-style-complex="italic"/>
    </style:style>
    <style:style style:name="T5" style:family="text">
      <style:text-properties fo:font-style="italic" fo:font-weight="bold" style:font-name-asian="MS Mincho" style:font-style-asian="italic" style:font-weight-asian="bold" style:font-style-complex="italic" style:font-weight-complex="normal"/>
    </style:style>
    <style:style style:name="T6" style:family="text">
      <style:text-properties fo:font-style="italic" style:font-name-asian="MS Mincho" style:font-style-asian="italic"/>
    </style:style>
    <style:style style:name="T7" style:family="text">
      <style:text-properties fo:font-style="italic" style:font-name-asian="MS Mincho" style:font-style-asian="italic" style:font-style-complex="italic"/>
    </style:style>
    <style:style style:name="T8" style:family="text">
      <style:text-properties style:font-name-asian="MS Mincho"/>
    </style:style>
    <style:style style:name="T9" style:family="text">
      <style:text-properties officeooo:rsid="00007c52" style:font-name-asian="MS Mincho"/>
    </style:style>
    <style:style style:name="T10" style:family="text">
      <style:text-properties officeooo:rsid="0000f7b6" style:font-name-asian="MS Mincho"/>
    </style:style>
    <style:style style:name="T11" style:family="text">
      <style:text-properties officeooo:rsid="000233cf" style:font-name-asian="MS Mincho"/>
    </style:style>
    <style:style style:name="T12" style:family="text">
      <style:text-properties style:font-name-asian="Times New Roman"/>
    </style:style>
    <style:style style:name="T13" style:family="text">
      <style:text-properties style:font-name="Times New Roman" fo:font-style="italic" style:font-style-asian="italic" style:font-name-complex="Times New Roman"/>
    </style:style>
    <style:style style:name="T14" style:family="text">
      <style:text-properties style:font-name="Symbol" fo:font-style="italic" style:font-style-asian="italic" style:font-name-complex="Symbol" style:font-style-complex="italic"/>
    </style:style>
    <style:style style:name="T15" style:family="text">
      <style:text-properties style:text-position="sub 58%"/>
    </style:style>
    <style:style style:name="T16" style:family="text">
      <style:text-properties fo:font-style="normal" style:font-style-asian="normal"/>
    </style:style>
    <style:style style:name="T17" style:family="text">
      <style:text-properties fo:letter-spacing="-0.002cm" fo:language="en" fo:country="US" style:font-name-asian="MS Mincho" style:language-asian="en" style:country-asian="US"/>
    </style:style>
    <style:style style:name="T18" style:family="text">
      <style:text-properties fo:font-size="8pt" style:font-size-asian="8pt" style:font-size-complex="8pt"/>
    </style:style>
    <style:style style:name="T19" style:family="text">
      <style:text-properties style:text-position="super 58%"/>
    </style:style>
    <style:style style:name="T20" style:family="text">
      <style:text-properties fo:font-variant="normal" fo:text-transform="none" fo:font-style="italic" style:font-name-asian="MS Mincho" style:font-style-asian="italic" style:font-style-complex="italic"/>
    </style:style>
    <style:style style:name="T21" style:family="text">
      <style:text-properties fo:language="pt" fo:country="BR"/>
    </style:style>
    <style:style style:name="T22" style:family="text">
      <style:text-properties fo:language="pt" fo:country="BR" officeooo:rsid="000aced9"/>
    </style:style>
    <style:style style:name="T23" style:family="text">
      <style:text-properties fo:language="pt" fo:country="BR" officeooo:rsid="000b6814"/>
    </style:style>
    <style:style style:name="T24" style:family="text">
      <style:text-properties officeooo:rsid="0003f972"/>
    </style:style>
    <style:style style:name="T25" style:family="text">
      <style:text-properties fo:color="#000000" style:font-name="monospace" fo:font-style="italic" fo:background-color="#ffffff" loext:char-shading-value="0" style:font-style-asian="italic" style:font-style-complex="italic"/>
    </style:style>
    <style:style style:name="T26" style:family="text">
      <style:text-properties fo:color="#000000" style:font-name="monospace" fo:font-style="italic" officeooo:rsid="00070557" fo:background-color="#ffffff" loext:char-shading-value="0" style:font-style-asian="italic" style:font-style-complex="italic"/>
    </style:style>
    <style:style style:name="T27" style:family="text">
      <style:text-properties style:font-name="monospace" fo:font-style="italic" style:font-style-asian="italic" style:font-style-complex="italic"/>
    </style:style>
    <style:style style:name="T28" style:family="text">
      <style:text-properties style:font-name="monospace" fo:font-style="italic" officeooo:rsid="00070557" style:font-style-asian="italic" style:font-style-complex="italic"/>
    </style:style>
    <style:style style:name="T29" style:family="text">
      <style:text-properties officeooo:rsid="000a5fff"/>
    </style:style>
    <style:style style:name="T30" style:family="text">
      <style:text-properties officeooo:rsid="000aced9"/>
    </style:style>
    <style:style style:name="fr1" style:family="graphic" style:parent-style-name="Frame">
      <style:graphic-properties style:wrap="dynamic" style:number-wrapped-paragraphs="no-limit" style:vertical-pos="from-top" style:vertical-rel="page" style:horizontal-pos="from-left" style:horizontal-rel="page" fo:padding="0.002cm" fo:border="none"/>
    </style:style>
    <style:style style:name="fr2"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Sect1" style:family="section">
      <style:section-properties style:writing-mode="lr-tb" style:editable="false">
        <style:columns fo:column-count="2" fo:column-gap="1.27cm">
          <style:column style:rel-width="32767*" fo:start-indent="0cm" fo:end-indent="0.635cm"/>
          <style:column style:rel-width="32767*" fo:start-indent="0.635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7*" fo:start-indent="0.318cm" fo:end-indent="0cm"/>
        </style:columns>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latório da APS de Sistemas Operacionais</text:p>
      <text:p text:style-name="P16">Simulador de Escalonador de Processos</text:p>
      <text:p text:style-name="P3"/>
      <text:section text:style-name="Sect1" text:name="Section1">
        <text:p text:style-name="P14">Vitório Miguel Prieto Cilia</text:p>
        <text:p text:style-name="P19">Aluno de Ciência da Computação</text:p>
        <text:p text:style-name="P19">Universidade Tecnológica Federal do Paraná</text:p>
        <text:p text:style-name="P19">Campo Mourão – Brasil</text:p>
        <text:p text:style-name="P19"/>
        <text:p text:style-name="P14">Daniel Costa Valério</text:p>
        <text:p text:style-name="P19">Aluno de Ciência da Computação</text:p>
        <text:p text:style-name="P19">Universidade Tecnológica Federal do Paraná</text:p>
        <text:p text:style-name="P19">Campo Mourão – Brasil</text:p>
        <text:p text:style-name="P19"/>
      </text:section>
      <text:section text:style-name="Sect2" text:name="Section2">
        <text:p text:style-name="P19"/>
        <text:p text:style-name="P3"/>
      </text:section>
      <text:section text:style-name="Sect3" text:name="Section3">
        <text:p text:style-name="P13"><text:span text:style-name="T7">Abstract</text:span><text:span text:style-name="T8">—</text:span><text:span text:style-name="T9">Este documento discorre sobre a teoria de escalonadores de processo e a implementação das principais politicas de forma modular </text:span><text:span text:style-name="T11">a</text:span><text:span text:style-name="T9">s politicas implementeadas foram <text:s/>Shortest Job First, Random, First Come First Served, Round Robin </text:span><text:span text:style-name="T10">e Fila de Prioridade, </text:span><text:span text:style-name="T11">algoritmos comunmente estudados na matéria de sistemas operacionais que ajudam na intuição sobre esta área da Ciência da Computação.</text:span></text:p>
        <text:p text:style-name="P15">Keywords—<text:span text:style-name="T29">Escalonadores de processo, politicas escalonadoras, sistemas operacionais, sjf, rr, random, fp,fcfs</text:span></text:p>
        <text:h text:style-name="P20" text:outline-level="1"><text:span text:style-name="T12"><text:s/></text:span>Introducão</text:h>
        <text:p text:style-name="P4"><text:tab/>Um simulador é uma importante ferramenta quando se lida com o projeto de novas tecnologias em que a implementação é cara ou demorada, apesar do funcionamento simplificado os fatores decisivos da continuação de um projeto podem ser bem estudados em termos quantitativos. No prosente relatório será discutido a implementação dos algoritmos(1), o funcinamento modular(2) e os dados pesquisados(3).O foco do simulador é a coleta de dados sobre vários algoritmos escalonadores de processos, isto é, algotimos que escolhem um elemento de um conjunto finito de processos aptos a executarem com base em diversos atributos, tanto do próprio conjunto quanto de cada processo individual. Os algoritmos aceitos pelo simulador são: SJF, Random, FCFS, Fila de Prioridade e Round Robin.</text:p>
        <text:h text:style-name="P21" text:outline-level="1">Modularização</text:h>
        <text:h text:style-name="P24" text:outline-level="2"><text:span text:style-name="T30">Estratégia</text:span></text:h>
        <text:h text:style-name="P22" text:outline-level="1">A Implementação Geral</text:h>
        <text:h text:style-name="P25" text:outline-level="2">A Divisão do Trabalho</text:h>
        <text:h text:style-name="P20" text:outline-level="1">Algoritmos Escalonadores</text:h>
        <text:p text:style-name="P4"><text:tab/>Na computação, escalonadores são métodos de seleção de tarefas para uso de um certo recurso. Ou seja, um escalonador de processos seleciona seleciona processos de forma que todods possam executar e terminar suas respectivas tarefas. Essa escalonação pode ser feita de forma a refletir as nescessidades de cada sistema, como aumentar a vazão (quantidade de processos por unidade de tempo), manter todos os recursos do computador em uso, oferecer sensação de execução paralela ou mesmo terminar as tarefas de maneira mais rápida. Neste contexto está incluido o conceito de escalonador preemptivo, que é aquele que troca a tarefa atual sem que esta faça uma requisição ou permição de troca, ou seja, em sistemas em lotes não-preemptivos, a comutação da tarefa ocorre quando ela é bloqueada para esperar um acesso ao disco ou usar um periférico externo.</text:p>
        <text:h text:style-name="P23" text:outline-level="2">Shortest Job First (SJF)</text:h>
        <text:p text:style-name="P4"><text:tab/>O SJF é uma politica de escalonamento preemptivo que escolhe a tarefa que precisa de menos tempo para terminar, favorecendo, talvez a vazão de processos. De início, ele não pode ser aplicado a problemas do reais pois normalmente não se sabe quanto tempo uma tarefa demorará para terminar, <text:span text:style-name="T24">então, para implementa-la foi nescessário adicionar um campo de tempo de execução total no </text:span><text:span text:style-name="T3">bcp_t</text:span><text:span text:style-name="T24"> e soma-lo com o tempo do evento de desbloqueio durante a criação dos eventos. A razão disso é que no arquivo do </text:span><text:soft-page-break/><text:span text:style-name="T24">processo, o número que precede o nome do evento é o tempo decorrido dês do ultimo evento, por exemplo:</text:span></text:p>
        <text:p text:style-name="P7"><text:span text:style-name="T26">1 </text:span><text:span text:style-name="T25">3320 <text:s/>BLOQUEIO </text:span><text:span text:style-name="T27"><text:line-break/></text:span><text:span text:style-name="T28">2 </text:span><text:span text:style-name="T27">763 <text:s text:c="2"/>DESBLOQUEIO <text:line-break/></text:span><text:span text:style-name="T28">3 </text:span><text:span text:style-name="T27">6872 <text:s/>BLOQUEIO <text:line-break/></text:span><text:span text:style-name="T28">4 </text:span><text:span text:style-name="T27">885 <text:s text:c="2"/>DESBLOQUEIO <text:line-break/></text:span><text:span text:style-name="T28">5 </text:span><text:span text:style-name="T27">10001 BLOQUEIO <text:line-break/></text:span><text:span text:style-name="T28">6 </text:span><text:span text:style-name="T27">929 <text:s text:c="2"/>DESBLOQUEIO <text:line-break/></text:span><text:span text:style-name="T28">7 </text:span><text:span text:style-name="T27">12854 BLOQUEIO</text:span></text:p>
        <text:p text:style-name="P6"><text:tab/>Na primeira linha, temos a seguinte interpretação “O processo executa por 3320 tempos e é bloqueado” e na segunda linha “O processo espera 763 tempos e é desbloqueado”. <text:span text:style-name="T29">Ou seja, </text:span>pode-se inferir que a cada evento de bloqueio temos uma parte do tempo de execução e que o tempo total de execução de um dado processo é a soma de todos os tempos relativos encontrados nos eventos de bloqueio. Isso foi implementado com uma variável global externa <text:span text:style-name="T2">tempo_restante </text:span>a <text:span text:style-name="T29">biblioteca eventos.h que é zerada pelo invocador da função </text:span><text:span text:style-name="T2">EVENTO_criar </text:span><text:span text:style-name="T29">e é somada por esta a cada instância de um evento de bloqueio e por fim, a função invocadora, quando terminar de criar todos os eventos do processo, atribui ao processo o valor de </text:span><text:span text:style-name="T2">tempo_restante</text:span><text:span text:style-name="T29">.</text:span></text:p>
        <text:p text:style-name="P6"><text:tab/><text:span text:style-name="T30">Na execução do SJF, a função </text:span><text:span text:style-name="T4">SJF_tick </text:span></text:p>
        <text:h text:style-name="Heading_20_2" text:outline-level="2">Random</text:h>
        <text:p text:style-name="P1"><text:tab/><text:span text:style-name="T30">O Algoritmo Escalonador aleatório pode ser classificado como um dos mais simples sobre implementação e sobre </text:span></text:p>
        <text:h text:style-name="P23" text:outline-level="2">First Come First Served (FCFS)</text:h>
        <text:h text:style-name="P23" text:outline-level="2">Fila de Propridade (FP)</text:h>
        <text:h text:style-name="P23" text:outline-level="2">Round Robin (RR)</text:h>
        <text:p text:style-name="P8">First, confirm that you have the correct template for your paper size. This template has been tailored for output on the A4 paper size. If you are using US letter-sized paper, please close this file and download the file “MSW_USltr_format”.</text:p>
        <text:h text:style-name="P23" text:outline-level="2">Maintaining the Integrity of the Specifications</text:h>
        <text:p text:style-name="P8">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 and not as an independent document. Please do not revise any of the current designations.</text:p>
        <text:h text:style-name="P20" text:outline-level="1">Prepare Your Paper Before Styling</text:h>
        <text:p text:style-name="P8">Before you begin to format your paper, first write and save the content as a separate text file. 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p text:style-name="P8">Finally, complete content and organizational editing before formatting. Please take note of the following items when proofreading spelling and grammar:</text:p>
        <text:h text:style-name="P23" text:outline-level="2">Abbreviations and Acronyms</text:h>
        <text:p text:style-name="P8">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h text:style-name="P23" text:outline-level="2">Units</text:h>
        <text:list xml:id="list6665403696766133755" text:style-name="WW8Num3">
          <text:list-item>
            <text:p text:style-name="P26">Use either SI (MKS) or CGS as primary units. (SI units are encouraged.) English units may be used as secondary units (in parentheses). An exception would be the use of English units as identifiers in trade, such as “3.5-inch disk drive.”</text:p>
          </text:list-item>
          <text:list-item>
            <text:p text:style-name="P26">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P26">Do not mix complete spellings and abbreviations of units: “Wb/m2” or “webers per square meter,” not “webers/m2.” Spell units when they appear in text: “...a few henries,” not “...a few H.”</text:p>
          </text:list-item>
          <text:list-item>
            <text:p text:style-name="P26"><draw:frame draw:style-name="fr1" draw:name="Frame1" text:anchor-type="char" svg:x="1.325cm" svg:y="25.243cm" svg:width="0.039cm" svg:height="0.471cm" draw:z-index="0"><draw:text-box><text:p text:style-name="P34"/></draw:text-box></draw:frame><text:span text:style-name="T1">Use a zero before decimal points: “0.25,” not “.25.” Use “cm3,” not “cc.” (bullet list</text:span>)</text:p>
          </text:list-item>
        </text:list>
        <text:h text:style-name="P23" text:outline-level="2">Equations</text:h>
        <text:p text:style-name="P8">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P8">Number equations consecutively. Equation numbers, within parentheses, are to position flush right, as in (1), using a right <text:soft-page-break/>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p>
        <text:p text:style-name="P27"><text:span text:style-name="T8"><text:tab/></text:span><text:span text:style-name="T13">a</text:span><text:span text:style-name="T13">b</text:span><text:tab/><text:tab/><text:tab/><text:tab/><text:tab/></text:p>
        <text:p text:style-name="P8">Note that the equation is centered using a center tab stop. Be sure that the symbols in your equation have been defined before or immediately following the equation. Use “(1),” not “Eq. (1)” or “equation (1),” except at the beginning of a sentence: “Equation (1) is ...”</text:p>
        <text:h text:style-name="P23" text:outline-level="2">Some Common Mistakes</text:h>
        <text:list xml:id="list84913982413854" text:continue-numbering="true" text:style-name="WW8Num3">
          <text:list-item>
            <text:p text:style-name="P26">The word “data” is plural, not singular.</text:p>
          </text:list-item>
          <text:list-item>
            <text:p text:style-name="P26">The subscript for the permeability of vacuum <text:span text:style-name="T14"></text:span><text:span text:style-name="T15">0</text:span>, and other common scientific constants, is zero with subscript formatting, not a lowercase letter “o.”</text:p>
          </text:list-item>
          <text:list-item>
            <text:p text:style-name="P26">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P26">A graph within a graph is an “inset,” not an “insert.” The word alternatively is preferred to the word “alternately” (unless you really mean something that alternates).</text:p>
          </text:list-item>
          <text:list-item>
            <text:p text:style-name="P26">Do not use the word “essentially” to mean “approximately” or “effectively.”</text:p>
          </text:list-item>
          <text:list-item>
            <text:p text:style-name="P26">In your paper title, if the words “that uses” can accurately replace the word using, capitalize the “u”; if not, keep using lower-cased.</text:p>
          </text:list-item>
          <text:list-item>
            <text:p text:style-name="P26">Be aware of the different meanings of the homophones “affect” and “effect,” “complement” and “compliment,” “discreet” and “discrete,” “principal” and “principle.”</text:p>
          </text:list-item>
          <text:list-item>
            <text:p text:style-name="P26">Do not confuse “imply” and “infer.”</text:p>
          </text:list-item>
          <text:list-item>
            <text:p text:style-name="P26">The prefix “non” is not a word; it should be joined to the word it modifies, usually without a hyphen.</text:p>
          </text:list-item>
          <text:list-item>
            <text:p text:style-name="P26">There is no period after the “et” in the Latin abbreviation “et al.”</text:p>
          </text:list-item>
          <text:list-item>
            <text:p text:style-name="P26">The abbreviation “i.e.” means “that is,” and the abbreviation “e.g.” means “for example.”</text:p>
          </text:list-item>
        </text:list>
        <text:p text:style-name="P8">An excellent style manual for science writers is [7].</text:p>
        <text:h text:style-name="P20" text:outline-level="1">Using the Template</text:h>
        <text:p text:style-name="P8">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P23" text:outline-level="2">Authors and Affiliations</text:h>
        <text:p text:style-name="P8">The template is designed so that author affiliations are not repeated each time for multiple authors of the same affiliation. Please keep your affiliations as succinct as possible (for example, do not differentiate among departments of the same organization). This template was designed for two affiliations.</text:p>
        <text:h text:style-name="P32" text:outline-level="3">For author/s of only one affiliation (Heading 3):<text:span text:style-name="T16"> To change the default, adjust the template as follows.</text:span></text:h>
        <text:h text:style-name="P30" text:outline-level="4">Selection (Heading 4):<text:span text:style-name="T16"> Highlight all author and affiliation lines.</text:span></text:h>
        <text:h text:style-name="P30" text:outline-level="4">Change number of columns: <text:span text:style-name="T16">Select the Columns icon from the MS Word Standard toolbar and then select “1 Column” from the selection palette.</text:span></text:h>
        <text:h text:style-name="P30" text:outline-level="4">Deletion: <text:span text:style-name="T16">Delete the author and affiliation lines for the second affiliation.</text:span></text:h>
        <text:h text:style-name="P32" text:outline-level="3">For author/s of more than two affiliations: <text:span text:style-name="T16">To change the default, adjust the template as follows.</text:span></text:h>
        <text:h text:style-name="P30" text:outline-level="4">Selection: <text:span text:style-name="T16">Highlight all author and affiliation lines.</text:span></text:h>
        <text:h text:style-name="P30" text:outline-level="4">Change number of columns: <text:span text:style-name="T16">Select the “Columns” icon from the MS Word Standard toolbar and then select “1 Column” from the selection palette.</text:span></text:h>
        <text:h text:style-name="P31" text:outline-level="4">Highlight author and affiliation lines of affiliation 1 and copy this selection.</text:h>
        <text:h text:style-name="P30" text:outline-level="4">Formatting: <text:span text:style-name="T16">Insert one hard return immediately after the last character of the last affiliation line. Then paste down the copy of affiliation 1. Repeat as necessary for each additional affiliation.</text:span></text:h>
        <text:h text:style-name="P30" text:outline-level="4"><text:soft-page-break/>Reassign number of columns: <text:span text:style-name="T16">Place your cursor to the right of the last character of the last affiliation line of an even numbered affiliation (e.g., if there are five affiliations, place your cursor at end of fourth affiliation). Drag the cursor up to highlight all of the above author and affiliation lines. Go to Column icon and select “2 Columns”. If you have an odd number of affiliations, the final affiliation will be centered on the page; all previous will be in two columns.</text:span></text:h>
        <text:h text:style-name="P23" text:outline-level="2">Identify the Headings</text:h>
        <text:p text:style-name="P8">Headings, or heads, are organizational devices that guide the reader through your paper. There are two types: component heads and text heads.</text:p>
        <text:p text:style-name="P8">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P8">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h text:style-name="P23" text:outline-level="2">Figures and Tables</text:h>
        <text:h text:style-name="P32" text:outline-level="3">Positioning Figures and Tables: 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h>
        <text:list xml:id="list7889936169500856715" text:style-name="WW8Num6">
          <text:list-item>
            <text:p text:style-name="P33">Table Style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rows-spanned="2" office:value-type="string">
                <text:p text:style-name="P35">Table Head</text:p>
              </table:table-cell>
              <table:table-cell table:style-name="Table1.B1" table:number-columns-spanned="3" office:value-type="string">
                <text:p text:style-name="P35">Table Column Head</text:p>
              </table:table-cell>
              <table:covered-table-cell/>
              <table:covered-table-cell/>
            </table:table-row>
            <table:table-row table:style-name="Table1.1">
              <table:covered-table-cell/>
              <table:table-cell table:style-name="Table1.A1" office:value-type="string">
                <text:p text:style-name="P29">Table column subhead</text:p>
              </table:table-cell>
              <table:table-cell table:style-name="Table1.A1" office:value-type="string">
                <text:p text:style-name="P29">Subhead</text:p>
              </table:table-cell>
              <table:table-cell table:style-name="Table1.B1" office:value-type="string">
                <text:p text:style-name="P29">Subhead</text:p>
              </table:table-cell>
            </table:table-row>
          </table:table-header-rows>
          <table:table-row table:style-name="Table1.3">
            <table:table-cell table:style-name="Table1.A1" office:value-type="string">
              <text:p text:style-name="P36">copy</text:p>
            </table:table-cell>
            <table:table-cell table:style-name="Table1.A1" office:value-type="string">
              <text:p text:style-name="P36">More table copy<text:span text:style-name="T19">a</text:span></text:p>
            </table:table-cell>
            <table:table-cell table:style-name="Table1.A1" office:value-type="string">
              <text:p text:style-name="P2"/>
            </table:table-cell>
            <table:table-cell table:style-name="Table1.B1" office:value-type="string">
              <text:p text:style-name="P2"/>
            </table:table-cell>
          </table:table-row>
        </table:table>
        <text:list xml:id="list2247304020901277434" text:style-name="WW8Num7">
          <text:list-item>
            <text:p text:style-name="P37">Sample of a Table footnote. <text:span text:style-name="T1">(Table footnote)</text:span></text:p>
          </text:list-item>
          <text:list-item>
            <text:p text:style-name="P38"/>
          </text:list-item>
        </text:list>
        <text:list xml:id="list2324709392726306226" text:style-name="WW8Num5">
          <text:list-item>
            <text:p text:style-name="P28"><text:span text:style-name="T8">Example of a figure caption. </text:span><text:span text:style-name="T7">(figure caption)</text:span></text:p>
          </text:list-item>
        </text:list>
        <text:p text:style-name="P8">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 ( m(1),” not just “A/m.” Do not label axes with a ratio of quantities and units. For example, write “Temperature (K),” not “Temperature/K.”</text:p>
        <text:h text:style-name="P11" text:outline-level="5"><text:span text:style-name="T8">Acknowledgment </text:span><text:span text:style-name="T7">(</text:span><text:span text:style-name="T20">Heading 5</text:span><text:span text:style-name="T7">)</text:span></text:h>
        <text:p text:style-name="P8">The preferred spelling of the word “acknowledgment” in America is without an “e” after the “g.” Avoid the stilted expression “one of us (R. B. G.) thanks ...”. <text:s/>Instead, try “R. B. G. thanks...”. Put sponsor acknowledgments in the unnumbered footnote on the first page.</text:p>
        <text:p text:style-name="P3"/>
        <text:h text:style-name="P12" text:outline-level="5">References</text:h>
        <text:p text:style-name="P8">The template will number citations consecutively within brackets [1]. The sentence punctuation follows the bracket [2]. Refer simply to the reference number, as in [3]—do not use “Ref. [3]” or “reference [3]” except at the beginning of a sentence: “Reference [3] was the first ...”</text:p>
        <text:p text:style-name="P8">Number footnotes separately in superscripts. Place the actual footnote at the bottom of the column in which it was cited. Do not put footnotes in the reference list. Use letters for table footnotes.</text:p>
        <text:p text:style-name="P8">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P8">For papers published in translation journals, please give the English citation first, followed by the original foreign-language citation [6].</text:p>
        <text:p text:style-name="P3"/>
        <text:list xml:id="list4585945588131474656" text:style-name="WW8Num4">
          <text:list-item>
            <text:p text:style-name="P17"><draw:frame draw:style-name="fr2" draw:name="Frame2" text:anchor-type="char" svg:x="-9.511cm" svg:y="5.948cm" svg:width="8.913cm" svg:height="3.198cm" draw:z-index="1"><draw:text-box><text:p text:style-name="P8">We suggest that you use a text box to insert a graphic (which is ideally a 300 dpi resolution TIFF or EPS file with all fonts embedded) because this method is somewhat more stable than directly inserting a picture.</text:p><text:p text:style-name="P9">To have non-visible rules on your frame, use the MSWord “Format” pull-down menu, select Text Box &gt; Colors and Lines to choose No Fill and No Line.</text:p></draw:text-box></draw:frame><text:span text:style-name="T8">G. Eason, B. Noble, and I.N. Sneddon, “On certain integrals of Lipschitz-Hankel type involving products of Bessel functions,” Phil. Trans. Roy. Soc. London, vol. A247, pp. 529-551, April 1955. (</text:span><text:span text:style-name="T6">references</text:span><text:span text:style-name="T8">)</text:span></text:p>
          </text:list-item>
          <text:list-item>
            <text:p text:style-name="P18">J. Clerk Maxwell, A Treatise on Electricity and Magnetism, 3rd ed., vol. 2. Oxford: Clarendon, 1892, pp.68-73.</text:p>
          </text:list-item>
          <text:list-item>
            <text:p text:style-name="P18"><text:soft-page-break/>I.S. Jacobs and C.P. Bean, “Fine particles, thin films and exchange anisotropy,” in Magnetism, vol. III, G.T. Rado and H. Suhl, Eds. New York: Academic, 1963, pp. 271-350.</text:p>
          </text:list-item>
          <text:list-item>
            <text:p text:style-name="P18">K. Elissa, “Title of paper if known,” unpublished.</text:p>
          </text:list-item>
          <text:list-item>
            <text:p text:style-name="P18">R. Nicole, “Title of paper with only first word capitalized,” J. Name Stand. Abbrev., in press.</text:p>
          </text:list-item>
          <text:list-item>
            <text:p text:style-name="P18">Y. Yorozu, M. Hirano, K. Oka, and Y. Tagawa, “Electron spectroscopy studies on magneto-optical media and plastic substrate interface,” IEEE Transl. J. Magn. Japan, vol. 2, pp. 740-741, August 1987 [Digests 9th Annual Conf. Magnetics Japan, p. 301, 1982].</text:p>
          </text:list-item>
          <text:list-item>
            <text:p text:style-name="P17">M. Young, The Technical Writer’s Handbook. Mill Valley, CA: University Science, 1989.</text:p>
          </text:list-item>
        </text:list>
      </text:section>
      <text:section text:style-name="Sect4" text:name="Section4">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onospace" svg:font-family="monospace"/>
    <style:font-face style:name="Courier New" svg:font-family="'Courier New'" style:font-family-generic="modern"/>
    <style:font-face style:name="MS Mincho" svg:font-family="'MS Mincho', 'ＭＳ 明朝'" style:font-family-generic="modern"/>
    <style:font-face style:name="Nimbus Mono" svg:font-family="'Nimbus Mono'" style:font-family-generic="modern"/>
    <style:font-face style:name="Noto Sans Devanagari3" svg:font-family="'Noto Sans Devanagari'" style:font-family-generic="modern"/>
    <style:font-face style:name="Times new Roman" svg:font-family="'Times new Roman'" style:font-family-generic="roman"/>
    <style:font-face style:name="Noto Sans Devanagari1" svg:font-family="'Noto Sans Devanagari'" style:font-family-generic="swiss"/>
    <style:font-face style:name="Nimbus Sans L2" svg:font-family="'Nimbus Sans L', Arial" style:font-pitch="variable"/>
    <style:font-face style:name="Noto Sans Devanagari2" svg:font-family="'Noto Sans Devanagari'"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pt" fo:country="BR" style:letter-kerning="true" style:font-name-asian="Nimbus Sans L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font-name-asian="Nimbus Sans L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Nimbus Sans L2" style:font-family-asian="'Nimbus Sans L', Arial" style:font-pitch-asian="variable" style:font-size-asian="14pt" style:font-name-complex="Noto Sans Devanagari2" style:font-family-complex="'Noto Sans Devanagari'"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style:font-name-asian="MS Mincho" style:font-family-asian="'MS Mincho', 'ＭＳ 明朝'" style:font-family-generic-asian="modern" style:language-asian="en" style:country-asian="US"/>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language-asian="en" style:country-asian="US"/>
    </style:style>
    <style:style style:name="Abstract" style:family="paragraph">
      <style:paragraph-properties fo:margin-left="0cm" fo:margin-right="0cm" fo:margin-top="0cm" fo:margin-bottom="0.353cm" loext:contextual-spacing="false" fo:text-align="justify" style:justify-single-word="false" fo:orphans="2" fo:widows="2" fo:hyphenation-ladder-count="no-limit" fo:text-indent="0.483cm"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9pt" fo:font-weight="bold" style:letter-kerning="true"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635cm" fo:margin-bottom="0.071cm"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1pt"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1.016cm" fo:margin-right="0cm" fo:text-indent="-0.508cm" style:auto-text-indent="false"/>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5">
      <style:paragraph-properties fo:margin-left="0cm" fo:margin-right="0cm" fo:margin-top="0.141cm" fo:margin-bottom="0.353cm" loext:contextual-spacing="false"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94cm"/>
        </style:tab-stops>
      </style:paragraph-properties>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cm" fo:margin-bottom="0.071cm" loext:contextual-spacing="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hyphenation-ladder-count="no-limit" fo:text-indent="0.483cm"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9pt" fo:font-style="italic" fo:font-weight="bold" style:letter-kerning="true" style:font-name-asian="Times New Roman" style:font-family-asian="'Times New Roman'" style:font-family-generic-asian="roman" style:font-pitch-asian="variable" style:font-size-asian="9pt" style:language-asian="en" style:country-asian="US"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cm" fo:margin-bottom="0.212cm"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4pt" style:letter-kerning="true"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cm" fo:margin-bottom="0.212cm"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24pt" style:letter-kerning="true" style:font-name-asian="Times New Roman" style:font-family-asian="'Times New Roman'" style:font-family-generic-asian="roman" style:font-pitch-asian="variable" style:font-size-asian="24pt" style:language-asian="en" style:country-asian="US"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4">
      <style:paragraph-properties fo:margin-top="0cm" fo:margin-bottom="0.088cm" loext:contextual-spacing="false" fo:line-height="0.318cm"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7">
      <style:paragraph-properties fo:margin-left="0.635cm" fo:margin-right="0cm" fo:margin-top="0.106cm" fo:margin-bottom="0.053cm" loext:contextual-spacing="false" fo:text-align="end" style:justify-single-word="false" fo:orphans="2" fo:widows="2" fo:hyphenation-ladder-count="no-limit" fo:text-indent="0cm" style:auto-text-indent="false" style:text-autospace="ideograph-alpha" style:punctuation-wrap="hanging" style:line-break="strict" style:writing-mode="lr-tb">
        <style:tab-stops>
          <style:tab-stop style:position="0.051cm"/>
        </style:tab-stops>
      </style:paragraph-properties>
      <style:text-properties style:use-window-font-color="true" style:font-name="Times New Roman" fo:font-family="'Times New Roman'" style:font-family-generic="roman" style:font-pitch="variable" fo:font-size="6pt" style:letter-kerning="true"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6">
      <style:paragraph-properties fo:margin-top="0.423cm" fo:margin-bottom="0.212cm" loext:contextual-spacing="false" fo:line-height="90%" fo:text-align="center" style:justify-single-word="false" fo:orphans="2" fo:widows="2" fo:hyphenation-ladder-count="no-limit" style:text-autospace="ideograph-alpha" style:punctuation-wrap="hanging" style:line-break="strict" style:writing-mode="lr-tb"/>
      <style:text-properties fo:font-variant="small-cap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fo:font-family="'Nimbus Mono'" style:font-family-generic="modern" fo:font-size="10pt" style:font-name-asian="Nimbus Mono" style:font-family-asian="'Nimbus Mono'" style:font-family-generic-asian="modern" style:font-size-asian="10pt" style:font-name-complex="Noto Sans Devanagari3" style:font-family-complex="'Noto Sans Devanagari'" style:font-family-generic-complex="modern" style:font-size-complex="10pt"/>
    </style:style>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5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style:font-name-asian="MS Mincho" style:font-family-asian="'MS Mincho', 'ＭＳ 明朝'" style:font-family-generic-asian="modern" style:language-asian="en" style:country-asian="US"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2:40:00</meta:creation-date>
    <dc:date>2016-06-01T08:49:11.692517708</dc:date>
    <meta:editing-cycles>4</meta:editing-cycles>
    <meta:editing-duration>PT1H20M46S</meta:editing-duration>
    <meta:document-statistic meta:table-count="1" meta:image-count="0" meta:object-count="0" meta:page-count="5" meta:paragraph-count="109" meta:word-count="2793" meta:character-count="16792" meta:non-whitespace-character-count="14165"/>
    <meta:generator>LibreOffice/5.1.2.2.0$Linux_X86_64 LibreOffice_project/10m0$Build-2</meta:generator>
  </office:meta>
</office:document-meta>
</file>